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맑은 고딕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paragraph-rsid="000cb070"/>
    </style:style>
    <style:style style:name="T1" style:family="text">
      <style:text-properties style:language-asian="ko" style:country-asian="KR"/>
    </style:style>
    <style:style style:name="T2" style:family="text">
      <style:text-properties officeooo:rsid="000cb070"/>
    </style:style>
    <style:style style:name="T3" style:family="text">
      <style:text-properties officeooo:rsid="000e3d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cc file description</text:p>
      <text:p text:style-name="Standard"/>
      <text:p text:style-name="Standard">program 사용법</text:p>
      <text:p text:style-name="Standard"/>
      <text:p text:style-name="Standard">javacc file을 <text:s/>java project에 src에 두고, 저장을 한다.</text:p>
      <text:p text:style-name="Standard">이때 첨부한 schema file을 package로 둔다. (안에 Records.java, Table.java 가 있다.)</text:p>
      <text:p text:style-name="Standard"/>
      <text:p text:style-name="Standard">data를 읽어들이는 file path</text:p>
      <text:p text:style-name="Standard">/home/<text:span text:style-name="T3">swyoo</text:span>/ReadFile/<text:span text:style-name="T2">DB/h</text:span>w<text:span text:style-name="T2">2_</text:span>data/</text:p>
      <text:p text:style-name="Standard"/>
      <text:p text:style-name="Standard">data를 쓰는 file path</text:p>
      <text:p text:style-name="P2">/home/<text:span text:style-name="T3">swyoo</text:span>/WriteFile/<text:span text:style-name="T2">DB/h</text:span>w<text:span text:style-name="T2">2_</text:span>data/</text:p>
      <text:p text:style-name="Standard"/>
      <text:p text:style-name="Standard">order by 명령에 의해</text:p>
      <text:p text:style-name="Standard">external sorting이 동작하<text:span text:style-name="기본_20_단락_20_글꼴"><text:span text:style-name="T1">게 되고 buffer size 에 따라서 run이 생성된다.</text:span></text:span></text:p>
      <text:p text:style-name="Standard">S_<text:span text:style-name="기본_20_단락_20_글꼴"><text:span text:style-name="T1">pass</text:span></text:span>_run.txt file 이 <text:span text:style-name="기본_20_단락_20_글꼴"><text:span text:style-name="T1">생성되고 읽히기도 하면서 sorting이 진행된다</text:span></text:span> </text:p>
      <text:p text:style-name="Standard"/>
      <text:p text:style-name="Standard">Test <text:span text:style-name="기본_20_단락_20_글꼴"><text:span text:style-name="T1">Query </text:span></text:span>Example은 다음과 같다.</text:p>
      <text:p text:style-name="Standard"/>
      <text:p text:style-name="Standard">SELECT * FROM S;</text:p>
      <text:p text:style-name="Standard">SELECT * FROM S; SELECT * FROM R;</text:p>
      <text:p text:style-name="Standard">SELECT S.sid FROM S;</text:p>
      <text:p text:style-name="Standard">SELECT S.sid, S.sname FROM S;</text:p>
      <text:p text:style-name="Standard">SELECT S.sid, S.sname FROM S WHERE S.sid = 22;</text:p>
      <text:p text:style-name="Standard">SELECT S.sid, S.sname FROM S WHERE S.age &gt; 18;</text:p>
      <text:p text:style-name="Standard">SELECT S.sid, S.sname FROM S WHERE S.sname == 'Bob';</text:p>
      <text:p text:style-name="Standard">SELECT S.sid, S.sname FROM S, R WHERE S.sid = R.sid;</text:p>
      <text:p text:style-name="Standard">SELECT S.sid, S.sname FROM S, R WHERE S.sid = R.sid AND S.age &gt; 18;</text:p>
      <text:p text:style-name="Standard"/>
      <text:p text:style-name="Standard">select * from S order by S.age;</text:p>
      <text:p text:style-name="Standard">select * from S order by S.rating;</text:p>
      <text:p text:style-name="Standard">select * from S where S.rating &lt; 5 order by S.age;</text:p>
      <text:p text:style-name="Standard">select * from S where S.rating &gt; 4 and S.age &gt; 34;</text:p>
      <text:p text:style-name="Standard">select S.sid, S.rating, S.age from S where S.rating &gt; 4 and S.age &gt; 34 order by S.rating;</text:p>
      <text:p text:style-name="Standard">select * from S where S.rating &gt; 4 and S.age &gt; 34 order by S.rating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맑은 고딕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맑은 고딕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맑은 고딕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표준" style:family="paragraph">
      <style:paragraph-properties fo:orphans="0" fo:widows="0" fo:hyphenation-ladder-count="no-limit" style:text-autospace="none" style:line-break="normal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목록" style:family="paragraph" style:parent-style-name="Text_20_body">
      <style:paragraph-properties fo:hyphenation-ladder-count="no-limit"/>
      <style:text-properties fo:hyphenate="false"/>
    </style:style>
    <style:style style:name="캡션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기본_20_단락_20_글꼴" style:display-name="기본 단락 글꼴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creation-date>2018-10-14T23:15:00Z</meta:creation-date>
    <dc:date>2018-11-20T19:05:28.926078071</dc:date>
    <meta:editing-cycles>10</meta:editing-cycles>
    <meta:editing-duration>PT9M38S</meta:editing-duration>
    <meta:document-statistic meta:table-count="0" meta:image-count="0" meta:object-count="0" meta:page-count="1" meta:paragraph-count="27" meta:word-count="263" meta:character-count="1081" meta:non-whitespace-character-count="904"/>
    <meta:template xlink:type="simple" xlink:actuate="onRequest" xlink:title="" xlink:href="Normal"/>
  </office:meta>
</office:document-meta>
</file>